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2:Sheet1.A498 Sheet1.B2:Sheet1.B4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0.730912" calcext:value-type="float">
            <text:p>0.73091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7275" calcext:value-type="float">
            <text:p>1.7727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36796" calcext:value-type="float">
            <text:p>0.43679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33022" calcext:value-type="float">
            <text:p>5.3302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95516" calcext:value-type="float">
            <text:p>0.39551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66943" calcext:value-type="float">
            <text:p>5.6694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197198" calcext:value-type="float">
            <text:p>0.019719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4027" calcext:value-type="float">
            <text:p>0.2402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3194" calcext:value-type="float">
            <text:p>1.0319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9166" calcext:value-type="float">
            <text:p>1.4916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6724" calcext:value-type="float">
            <text:p>2.3672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80854" calcext:value-type="float">
            <text:p>3.8085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82649" calcext:value-type="float">
            <text:p>0.28264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6408" calcext:value-type="float">
            <text:p>1.6640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1.4771" calcext:value-type="float">
            <text:p>11.477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5601" calcext:value-type="float">
            <text:p>1.3560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98335" calcext:value-type="float">
            <text:p>2.9833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1878" calcext:value-type="float">
            <text:p>1.8187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7861" calcext:value-type="float">
            <text:p>1.7786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67697" calcext:value-type="float">
            <text:p>3.676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39517" calcext:value-type="float">
            <text:p>3.3951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09597" calcext:value-type="float">
            <text:p>0.3095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28882" calcext:value-type="float">
            <text:p>0.228882</text:p>
          </table:table-cell>
          <table:table-cell table:style-name="ce1" office:value-type="float" office:value="5.991" calcext:value-type="float">
            <text:p>5.991</text:p>
          </table:table-cell>
          <table:table-cell table:style-name="ce1" table:number-columns-repeated="2"/>
        </table:table-row>
        <table:table-row table:style-name="ro1">
          <table:table-cell office:value-type="float" office:value="2.25355" calcext:value-type="float">
            <text:p>2.2535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45428" calcext:value-type="float">
            <text:p>2.4542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21242" calcext:value-type="float">
            <text:p>5.2124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93141" calcext:value-type="float">
            <text:p>0.59314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9095" calcext:value-type="float">
            <text:p>2.1909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78709" calcext:value-type="float">
            <text:p>0.27870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72934" calcext:value-type="float">
            <text:p>6.7293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43254" calcext:value-type="float">
            <text:p>0.64325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79178" calcext:value-type="float">
            <text:p>6.7917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29234" calcext:value-type="float">
            <text:p>0.62923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35161" calcext:value-type="float">
            <text:p>4.3516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3918" calcext:value-type="float">
            <text:p>3.0391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9196" calcext:value-type="float">
            <text:p>4.919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6587" calcext:value-type="float">
            <text:p>1.1658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36274" calcext:value-type="float">
            <text:p>3.3627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847" calcext:value-type="float">
            <text:p>1.084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5936" calcext:value-type="float">
            <text:p>2.2593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7774" calcext:value-type="float">
            <text:p>2.0777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79683" calcext:value-type="float">
            <text:p>0.67968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68927" calcext:value-type="float">
            <text:p>0.26892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4407" calcext:value-type="float">
            <text:p>1.5440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2786" calcext:value-type="float">
            <text:p>0.6278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83206" calcext:value-type="float">
            <text:p>0.78320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8786" calcext:value-type="float">
            <text:p>3.2878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92095" calcext:value-type="float">
            <text:p>2.9209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63151" calcext:value-type="float">
            <text:p>2.6315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1.1936" calcext:value-type="float">
            <text:p>11.193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17165" calcext:value-type="float">
            <text:p>0.91716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76281" calcext:value-type="float">
            <text:p>0.17628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25065" calcext:value-type="float">
            <text:p>0.72506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2632" calcext:value-type="float">
            <text:p>1.3263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3032" calcext:value-type="float">
            <text:p>2.2303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688" calcext:value-type="float">
            <text:p>3.568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2644" calcext:value-type="float">
            <text:p>1.1264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2028" calcext:value-type="float">
            <text:p>2.7202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23425" calcext:value-type="float">
            <text:p>0.62342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90309" calcext:value-type="float">
            <text:p>0.19030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3536" calcext:value-type="float">
            <text:p>1.6353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25582" calcext:value-type="float">
            <text:p>0.4255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47302" calcext:value-type="float">
            <text:p>0.64730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09778" calcext:value-type="float">
            <text:p>0.50977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75452" calcext:value-type="float">
            <text:p>3.754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32118" calcext:value-type="float">
            <text:p>0.83211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728" calcext:value-type="float">
            <text:p>1.472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55351" calcext:value-type="float">
            <text:p>0.15535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9423" calcext:value-type="float">
            <text:p>2.7942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036" calcext:value-type="float">
            <text:p>1.303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70895" calcext:value-type="float">
            <text:p>0.67089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33482" calcext:value-type="float">
            <text:p>0.9334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80125" calcext:value-type="float">
            <text:p>0.88012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27322" calcext:value-type="float">
            <text:p>0.92732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7552" calcext:value-type="float">
            <text:p>0.275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0726" calcext:value-type="float">
            <text:p>1.4072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962" calcext:value-type="float">
            <text:p>0.796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67857" calcext:value-type="float">
            <text:p>3.6785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62714" calcext:value-type="float">
            <text:p>3.6271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839" calcext:value-type="float">
            <text:p>1.783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66393" calcext:value-type="float">
            <text:p>0.26639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0614" calcext:value-type="float">
            <text:p>1.3061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6322" calcext:value-type="float">
            <text:p>2.1632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16415" calcext:value-type="float">
            <text:p>3.1641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42818" calcext:value-type="float">
            <text:p>0.44281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02343" calcext:value-type="float">
            <text:p>4.0234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28588" calcext:value-type="float">
            <text:p>0.92858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35099" calcext:value-type="float">
            <text:p>3.3509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7234" calcext:value-type="float">
            <text:p>2.3723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0675" calcext:value-type="float">
            <text:p>1.1067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40277" calcext:value-type="float">
            <text:p>7.4027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9417" calcext:value-type="float">
            <text:p>1.1941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94093" calcext:value-type="float">
            <text:p>2.9409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2335" calcext:value-type="float">
            <text:p>2.2233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90254" calcext:value-type="float">
            <text:p>4.9025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00105796" calcext:value-type="float">
            <text:p>0.00010579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0.6568" calcext:value-type="float">
            <text:p>10.656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74441" calcext:value-type="float">
            <text:p>4.7444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70412" calcext:value-type="float">
            <text:p>3.7041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1624" calcext:value-type="float">
            <text:p>1.1162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8941" calcext:value-type="float">
            <text:p>3.2894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314" calcext:value-type="float">
            <text:p>1.831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6996" calcext:value-type="float">
            <text:p>2.0699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42277" calcext:value-type="float">
            <text:p>0.94227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0018" calcext:value-type="float">
            <text:p>1.3001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846" calcext:value-type="float">
            <text:p>1.384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36445" calcext:value-type="float">
            <text:p>0.83644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2184" calcext:value-type="float">
            <text:p>0.4218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8033" calcext:value-type="float">
            <text:p>1.3803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38" calcext:value-type="float">
            <text:p>1.23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36674" calcext:value-type="float">
            <text:p>3.3667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3357" calcext:value-type="float">
            <text:p>2.1335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92164" calcext:value-type="float">
            <text:p>7.9216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16802" calcext:value-type="float">
            <text:p>3.1680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2967" calcext:value-type="float">
            <text:p>1.2296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05952" calcext:value-type="float">
            <text:p>0.10595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7711" calcext:value-type="float">
            <text:p>1.7771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42009" calcext:value-type="float">
            <text:p>0.44200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58863" calcext:value-type="float">
            <text:p>0.35886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77858" calcext:value-type="float">
            <text:p>6.7785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133" calcext:value-type="float">
            <text:p>2.113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91151" calcext:value-type="float">
            <text:p>5.9115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79348" calcext:value-type="float">
            <text:p>3.7934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6443" calcext:value-type="float">
            <text:p>2.3644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54449" calcext:value-type="float">
            <text:p>0.95444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0365" calcext:value-type="float">
            <text:p>2.0036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5782" calcext:value-type="float">
            <text:p>1.057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63352" calcext:value-type="float">
            <text:p>6.633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72163" calcext:value-type="float">
            <text:p>0.57216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3576" calcext:value-type="float">
            <text:p>1.7357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5437" calcext:value-type="float">
            <text:p>0.2543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8773" calcext:value-type="float">
            <text:p>3.0877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0319" calcext:value-type="float">
            <text:p>2.7031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6014" calcext:value-type="float">
            <text:p>3.2601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09897" calcext:value-type="float">
            <text:p>0.80989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0.0942" calcext:value-type="float">
            <text:p>10.094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30756" calcext:value-type="float">
            <text:p>0.73075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9006" calcext:value-type="float">
            <text:p>3.2900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8611" calcext:value-type="float">
            <text:p>1.1861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59574" calcext:value-type="float">
            <text:p>5.5957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97728" calcext:value-type="float">
            <text:p>1.9772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1498" calcext:value-type="float">
            <text:p>2.1149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1936" calcext:value-type="float">
            <text:p>0.6193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0227" calcext:value-type="float">
            <text:p>1.2022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70237" calcext:value-type="float">
            <text:p>0.67023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4352" calcext:value-type="float">
            <text:p>0.343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7082" calcext:value-type="float">
            <text:p>1.470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41506" calcext:value-type="float">
            <text:p>2.4150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2349" calcext:value-type="float">
            <text:p>0.2234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0402" calcext:value-type="float">
            <text:p>1.8040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7566" calcext:value-type="float">
            <text:p>2.1756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51993" calcext:value-type="float">
            <text:p>2.5199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21532" calcext:value-type="float">
            <text:p>0.12153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82028" calcext:value-type="float">
            <text:p>0.98202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96746" calcext:value-type="float">
            <text:p>1.9674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9268" calcext:value-type="float">
            <text:p>1.0926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88024" calcext:value-type="float">
            <text:p>0.68802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1701" calcext:value-type="float">
            <text:p>4.170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07459" calcext:value-type="float">
            <text:p>0.50745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46697" calcext:value-type="float">
            <text:p>5.466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6338" calcext:value-type="float">
            <text:p>3.5633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164" calcext:value-type="float">
            <text:p>1.016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999" calcext:value-type="float">
            <text:p>1.499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3227" calcext:value-type="float">
            <text:p>2.1322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02033" calcext:value-type="float">
            <text:p>0.60203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9484" calcext:value-type="float">
            <text:p>1.3948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5828" calcext:value-type="float">
            <text:p>3.0582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27415" calcext:value-type="float">
            <text:p>4.2741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627" calcext:value-type="float">
            <text:p>3.062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642982" calcext:value-type="float">
            <text:p>0.064298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53388" calcext:value-type="float">
            <text:p>0.15338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37706" calcext:value-type="float">
            <text:p>3.3770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1834" calcext:value-type="float">
            <text:p>3.183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62699" calcext:value-type="float">
            <text:p>0.26269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02846" calcext:value-type="float">
            <text:p>0.40284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01559" calcext:value-type="float">
            <text:p>0.60155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91532" calcext:value-type="float">
            <text:p>0.19153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9903" calcext:value-type="float">
            <text:p>2.990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97368" calcext:value-type="float">
            <text:p>0.49736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6987" calcext:value-type="float">
            <text:p>1.6698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94946" calcext:value-type="float">
            <text:p>1.9494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1238" calcext:value-type="float">
            <text:p>1.8123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0841" calcext:value-type="float">
            <text:p>2.0084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67488" calcext:value-type="float">
            <text:p>4.6748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97518" calcext:value-type="float">
            <text:p>0.69751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8911" calcext:value-type="float">
            <text:p>1.5891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8277" calcext:value-type="float">
            <text:p>1.0827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6095" calcext:value-type="float">
            <text:p>1.1609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7472" calcext:value-type="float">
            <text:p>1.5747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34106" calcext:value-type="float">
            <text:p>7.3410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4113" calcext:value-type="float">
            <text:p>2.7411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49584" calcext:value-type="float">
            <text:p>3.4958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0901" calcext:value-type="float">
            <text:p>1.2090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6979" calcext:value-type="float">
            <text:p>2.1697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23669" calcext:value-type="float">
            <text:p>6.2366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2978" calcext:value-type="float">
            <text:p>2.7297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254365" calcext:value-type="float">
            <text:p>0.025436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1194" calcext:value-type="float">
            <text:p>2.3119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17231" calcext:value-type="float">
            <text:p>0.51723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7985" calcext:value-type="float">
            <text:p>4.798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1952" calcext:value-type="float">
            <text:p>2.2195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1814" calcext:value-type="float">
            <text:p>0.8181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8816" calcext:value-type="float">
            <text:p>1.7881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6052" calcext:value-type="float">
            <text:p>2.060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79678" calcext:value-type="float">
            <text:p>0.67967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2019" calcext:value-type="float">
            <text:p>1.0201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6543" calcext:value-type="float">
            <text:p>2.0654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59362" calcext:value-type="float">
            <text:p>2.5936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1922" calcext:value-type="float">
            <text:p>0.5192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8436" calcext:value-type="float">
            <text:p>1.7843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24026" calcext:value-type="float">
            <text:p>0.72402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6476" calcext:value-type="float">
            <text:p>2.3647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24879" calcext:value-type="float">
            <text:p>4.2487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4768" calcext:value-type="float">
            <text:p>0.6476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5526" calcext:value-type="float">
            <text:p>1.0552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0768" calcext:value-type="float">
            <text:p>1.4076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83451" calcext:value-type="float">
            <text:p>3.8345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6597" calcext:value-type="float">
            <text:p>3.065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45023" calcext:value-type="float">
            <text:p>0.34502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2695" calcext:value-type="float">
            <text:p>3.5269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75981" calcext:value-type="float">
            <text:p>0.47598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6763" calcext:value-type="float">
            <text:p>2.7676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58922" calcext:value-type="float">
            <text:p>4.5892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44387" calcext:value-type="float">
            <text:p>2.4438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839" calcext:value-type="float">
            <text:p>2.783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4044" calcext:value-type="float">
            <text:p>1.3404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90552" calcext:value-type="float">
            <text:p>0.99055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5915" calcext:value-type="float">
            <text:p>1.1591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3576" calcext:value-type="float">
            <text:p>2.1357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09312" calcext:value-type="float">
            <text:p>0.60931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079" calcext:value-type="float">
            <text:p>0.807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51597" calcext:value-type="float">
            <text:p>2.515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85494" calcext:value-type="float">
            <text:p>3.8549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0926" calcext:value-type="float">
            <text:p>2.0092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38809" calcext:value-type="float">
            <text:p>0.13880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894" calcext:value-type="float">
            <text:p>2.789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53266" calcext:value-type="float">
            <text:p>0.85326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45085" calcext:value-type="float">
            <text:p>5.4508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21447" calcext:value-type="float">
            <text:p>0.82144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65867" calcext:value-type="float">
            <text:p>5.6586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0234" calcext:value-type="float">
            <text:p>0.4023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2998" calcext:value-type="float">
            <text:p>1.6299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2506" calcext:value-type="float">
            <text:p>2.2250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39216" calcext:value-type="float">
            <text:p>3.3921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4938" calcext:value-type="float">
            <text:p>0.1493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03517" calcext:value-type="float">
            <text:p>4.0351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98577" calcext:value-type="float">
            <text:p>1.9857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41273" calcext:value-type="float">
            <text:p>2.4127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76957" calcext:value-type="float">
            <text:p>0.77695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77946" calcext:value-type="float">
            <text:p>0.17794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446" calcext:value-type="float">
            <text:p>2.244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6727" calcext:value-type="float">
            <text:p>2.2672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3025" calcext:value-type="float">
            <text:p>2.3302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6794" calcext:value-type="float">
            <text:p>1.2679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10107" calcext:value-type="float">
            <text:p>0.81010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22404" calcext:value-type="float">
            <text:p>4.2240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0888953" calcext:value-type="float">
            <text:p>0.0088895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51857" calcext:value-type="float">
            <text:p>0.85185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113" calcext:value-type="float">
            <text:p>1.211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66732" calcext:value-type="float">
            <text:p>0.16673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39206" calcext:value-type="float">
            <text:p>0.53920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18872" calcext:value-type="float">
            <text:p>4.1887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6182" calcext:value-type="float">
            <text:p>1.261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57413" calcext:value-type="float">
            <text:p>0.45741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26641" calcext:value-type="float">
            <text:p>5.2664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8751" calcext:value-type="float">
            <text:p>1.1875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80249" calcext:value-type="float">
            <text:p>3.8024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30945" calcext:value-type="float">
            <text:p>5.3094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2094" calcext:value-type="float">
            <text:p>1.5209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77897" calcext:value-type="float">
            <text:p>5.778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1828" calcext:value-type="float">
            <text:p>1.5182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5562" calcext:value-type="float">
            <text:p>3.5556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5941" calcext:value-type="float">
            <text:p>2.3594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70697" calcext:value-type="float">
            <text:p>5.706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7589" calcext:value-type="float">
            <text:p>1.5758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7211" calcext:value-type="float">
            <text:p>2.7721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5606" calcext:value-type="float">
            <text:p>1.1560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8723" calcext:value-type="float">
            <text:p>3.5872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51058" calcext:value-type="float">
            <text:p>0.35105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43941" calcext:value-type="float">
            <text:p>3.4394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34747" calcext:value-type="float">
            <text:p>0.63474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9563" calcext:value-type="float">
            <text:p>1.1956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2732" calcext:value-type="float">
            <text:p>2.1273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51686" calcext:value-type="float">
            <text:p>0.35168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3777" calcext:value-type="float">
            <text:p>1.5377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3467" calcext:value-type="float">
            <text:p>4.346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1056" calcext:value-type="float">
            <text:p>5.105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10517" calcext:value-type="float">
            <text:p>0.51051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05826" calcext:value-type="float">
            <text:p>0.50582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82683" calcext:value-type="float">
            <text:p>0.38268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6923" calcext:value-type="float">
            <text:p>1.1692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2556" calcext:value-type="float">
            <text:p>2.2255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58434" calcext:value-type="float">
            <text:p>0.25843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7434" calcext:value-type="float">
            <text:p>3.2743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9689" calcext:value-type="float">
            <text:p>1.8968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57716" calcext:value-type="float">
            <text:p>0.25771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681476" calcext:value-type="float">
            <text:p>0.068147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28756" calcext:value-type="float">
            <text:p>5.2875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92873" calcext:value-type="float">
            <text:p>3.9287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0001" calcext:value-type="float">
            <text:p>1.2000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08844" calcext:value-type="float">
            <text:p>0.70884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27961" calcext:value-type="float">
            <text:p>7.2796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47575" calcext:value-type="float">
            <text:p>0.74757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65458" calcext:value-type="float">
            <text:p>0.86545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82526" calcext:value-type="float">
            <text:p>3.8252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8339" calcext:value-type="float">
            <text:p>1.7833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60189" calcext:value-type="float">
            <text:p>3.6018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8026" calcext:value-type="float">
            <text:p>1.3802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592" calcext:value-type="float">
            <text:p>3.059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2559" calcext:value-type="float">
            <text:p>1.7255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84631" calcext:value-type="float">
            <text:p>2.8463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5844" calcext:value-type="float">
            <text:p>1.2584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14668" calcext:value-type="float">
            <text:p>0.61466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96015" calcext:value-type="float">
            <text:p>2.9601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5743" calcext:value-type="float">
            <text:p>1.6574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1932" calcext:value-type="float">
            <text:p>1.5193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58671" calcext:value-type="float">
            <text:p>4.5867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81056" calcext:value-type="float">
            <text:p>2.8105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382" calcext:value-type="float">
            <text:p>1.83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4099" calcext:value-type="float">
            <text:p>3.5409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76452" calcext:value-type="float">
            <text:p>0.97645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85597" calcext:value-type="float">
            <text:p>2.855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69974" calcext:value-type="float">
            <text:p>0.66997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63148" calcext:value-type="float">
            <text:p>0.36314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6552" calcext:value-type="float">
            <text:p>2.0655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47539" calcext:value-type="float">
            <text:p>4.4753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22356" calcext:value-type="float">
            <text:p>5.2235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6282" calcext:value-type="float">
            <text:p>2.0628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8389" calcext:value-type="float">
            <text:p>2.0838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4329" calcext:value-type="float">
            <text:p>2.1432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6386" calcext:value-type="float">
            <text:p>0.5638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93564" calcext:value-type="float">
            <text:p>4.9356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8188" calcext:value-type="float">
            <text:p>1.6818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88074" calcext:value-type="float">
            <text:p>7.8807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92249" calcext:value-type="float">
            <text:p>0.49224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6854" calcext:value-type="float">
            <text:p>1.6685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3192" calcext:value-type="float">
            <text:p>0.2319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16985" calcext:value-type="float">
            <text:p>0.61698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96485" calcext:value-type="float">
            <text:p>1.9648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7914" calcext:value-type="float">
            <text:p>1.7791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80556" calcext:value-type="float">
            <text:p>0.28055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90371" calcext:value-type="float">
            <text:p>3.9037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13113" calcext:value-type="float">
            <text:p>3.1311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5658" calcext:value-type="float">
            <text:p>1.1565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7647" calcext:value-type="float">
            <text:p>1.4764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98907" calcext:value-type="float">
            <text:p>4.9890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3.9334" calcext:value-type="float">
            <text:p>13.933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3855" calcext:value-type="float">
            <text:p>1.6385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53023" calcext:value-type="float">
            <text:p>0.75302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55419" calcext:value-type="float">
            <text:p>2.5541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7502" calcext:value-type="float">
            <text:p>1.0750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97738" calcext:value-type="float">
            <text:p>1.9773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9938" calcext:value-type="float">
            <text:p>1.2993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10068" calcext:value-type="float">
            <text:p>6.1006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364801" calcext:value-type="float">
            <text:p>0.036480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8613" calcext:value-type="float">
            <text:p>2.1861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0515" calcext:value-type="float">
            <text:p>1.5051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80101" calcext:value-type="float">
            <text:p>0.78010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71161" calcext:value-type="float">
            <text:p>6.7116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6334" calcext:value-type="float">
            <text:p>3.633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7087" calcext:value-type="float">
            <text:p>2.3708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9753" calcext:value-type="float">
            <text:p>1.5975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8977" calcext:value-type="float">
            <text:p>0.6897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63012" calcext:value-type="float">
            <text:p>0.86301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1966" calcext:value-type="float">
            <text:p>2.0196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1009" calcext:value-type="float">
            <text:p>2.0100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947" calcext:value-type="float">
            <text:p>3.294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2548" calcext:value-type="float">
            <text:p>3.5254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17029" calcext:value-type="float">
            <text:p>5.1702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09276" calcext:value-type="float">
            <text:p>0.30927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85093" calcext:value-type="float">
            <text:p>2.8509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6097" calcext:value-type="float">
            <text:p>1.860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91837" calcext:value-type="float">
            <text:p>0.29183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0724" calcext:value-type="float">
            <text:p>1.3072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22999" calcext:value-type="float">
            <text:p>0.62299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3698" calcext:value-type="float">
            <text:p>6.369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46646" calcext:value-type="float">
            <text:p>0.54664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32903" calcext:value-type="float">
            <text:p>0.23290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99561" calcext:value-type="float">
            <text:p>0.49956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1.0697" calcext:value-type="float">
            <text:p>11.069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3124" calcext:value-type="float">
            <text:p>1.7312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56489" calcext:value-type="float">
            <text:p>3.5648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30795" calcext:value-type="float">
            <text:p>4.3079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49682" calcext:value-type="float">
            <text:p>0.54968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3647" calcext:value-type="float">
            <text:p>1.5364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1852" calcext:value-type="float">
            <text:p>1.418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66672" calcext:value-type="float">
            <text:p>5.6667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2156" calcext:value-type="float">
            <text:p>1.0215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70519" calcext:value-type="float">
            <text:p>0.97051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5129" calcext:value-type="float">
            <text:p>2.0512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3873" calcext:value-type="float">
            <text:p>1.2387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1974" calcext:value-type="float">
            <text:p>1.6197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0177566" calcext:value-type="float">
            <text:p>0.0017756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09374" calcext:value-type="float">
            <text:p>5.0937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98827" calcext:value-type="float">
            <text:p>0.69882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0204" calcext:value-type="float">
            <text:p>2.3020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65085" calcext:value-type="float">
            <text:p>2.6508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567" calcext:value-type="float">
            <text:p>2.756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33551" calcext:value-type="float">
            <text:p>1.3355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3731" calcext:value-type="float">
            <text:p>1.8373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63997" calcext:value-type="float">
            <text:p>2.6399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01331" calcext:value-type="float">
            <text:p>7.0133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22135" calcext:value-type="float">
            <text:p>0.22213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8.67407" calcext:value-type="float">
            <text:p>8.6740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42422" calcext:value-type="float">
            <text:p>0.54242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20456" calcext:value-type="float">
            <text:p>0.22045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16782" calcext:value-type="float">
            <text:p>0.8167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42977" calcext:value-type="float">
            <text:p>0.84297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74282" calcext:value-type="float">
            <text:p>0.17428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8509" calcext:value-type="float">
            <text:p>2.7850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6327" calcext:value-type="float">
            <text:p>1.4632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4548" calcext:value-type="float">
            <text:p>2.1454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92097" calcext:value-type="float">
            <text:p>0.29209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3046" calcext:value-type="float">
            <text:p>1.1304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73771" calcext:value-type="float">
            <text:p>3.7377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77994" calcext:value-type="float">
            <text:p>0.57799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9336" calcext:value-type="float">
            <text:p>2.0933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8.92686" calcext:value-type="float">
            <text:p>8.9268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11007" calcext:value-type="float">
            <text:p>0.41100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0464" calcext:value-type="float">
            <text:p>2.3046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78435" calcext:value-type="float">
            <text:p>0.97843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00537" calcext:value-type="float">
            <text:p>0.90053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1883" calcext:value-type="float">
            <text:p>1.2188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0652" calcext:value-type="float">
            <text:p>3.2065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603421" calcext:value-type="float">
            <text:p>0.060342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54764" calcext:value-type="float">
            <text:p>4.5476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593989" calcext:value-type="float">
            <text:p>0.059398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51363" calcext:value-type="float">
            <text:p>4.5136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52524" calcext:value-type="float">
            <text:p>5.5252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995163" calcext:value-type="float">
            <text:p>0.99516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9262" calcext:value-type="float">
            <text:p>1.4926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320375" calcext:value-type="float">
            <text:p>0.32037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33824" calcext:value-type="float">
            <text:p>2.3382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2854" calcext:value-type="float">
            <text:p>2.1285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8384" calcext:value-type="float">
            <text:p>5.838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626193" calcext:value-type="float">
            <text:p>0.062619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8278" calcext:value-type="float">
            <text:p>1.6827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36122" calcext:value-type="float">
            <text:p>4.3612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03967" calcext:value-type="float">
            <text:p>6.0396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23607" calcext:value-type="float">
            <text:p>3.2360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59623" calcext:value-type="float">
            <text:p>4.5962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5992" calcext:value-type="float">
            <text:p>1.4599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87155" calcext:value-type="float">
            <text:p>1.8715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38568" calcext:value-type="float">
            <text:p>0.53856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6918" calcext:value-type="float">
            <text:p>1.2691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49813" calcext:value-type="float">
            <text:p>0.44981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69117" calcext:value-type="float">
            <text:p>4.6911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18193" calcext:value-type="float">
            <text:p>6.1819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63715" calcext:value-type="float">
            <text:p>1.6371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28999" calcext:value-type="float">
            <text:p>0.82899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5.37416" calcext:value-type="float">
            <text:p>5.3741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95962" calcext:value-type="float">
            <text:p>2.9596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04187" calcext:value-type="float">
            <text:p>3.0418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33074" calcext:value-type="float">
            <text:p>0.73307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05999" calcext:value-type="float">
            <text:p>0.405999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46898" calcext:value-type="float">
            <text:p>0.84689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0297444" calcext:value-type="float">
            <text:p>0.029744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19233" calcext:value-type="float">
            <text:p>1.1923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443698" calcext:value-type="float">
            <text:p>0.44369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2143" calcext:value-type="float">
            <text:p>1.2214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68267" calcext:value-type="float">
            <text:p>0.26826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3237" calcext:value-type="float">
            <text:p>2.0323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71447" calcext:value-type="float">
            <text:p>7.7144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194511" calcext:value-type="float">
            <text:p>0.19451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43163" calcext:value-type="float">
            <text:p>6.4316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5264" calcext:value-type="float">
            <text:p>2.15264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41413" calcext:value-type="float">
            <text:p>0.54141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7.82801" calcext:value-type="float">
            <text:p>7.8280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03026" calcext:value-type="float">
            <text:p>2.0302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513937" calcext:value-type="float">
            <text:p>0.513937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32384" calcext:value-type="float">
            <text:p>0.23238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13752" calcext:value-type="float">
            <text:p>4.13752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44871" calcext:value-type="float">
            <text:p>1.4487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71448" calcext:value-type="float">
            <text:p>1.7144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10225" calcext:value-type="float">
            <text:p>0.61022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24598" calcext:value-type="float">
            <text:p>2.2459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74005" calcext:value-type="float">
            <text:p>2.74005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687571" calcext:value-type="float">
            <text:p>0.68757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8.97524" calcext:value-type="float">
            <text:p>8.9752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69988" calcext:value-type="float">
            <text:p>2.69988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246607" calcext:value-type="float">
            <text:p>0.24660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03015" calcext:value-type="float">
            <text:p>1.03015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51742" calcext:value-type="float">
            <text:p>6.51742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8709" calcext:value-type="float">
            <text:p>2.18709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3.80117" calcext:value-type="float">
            <text:p>3.80117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829736" calcext:value-type="float">
            <text:p>0.82973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4933" calcext:value-type="float">
            <text:p>2.4933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21484" calcext:value-type="float">
            <text:p>1.21484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20951" calcext:value-type="float">
            <text:p>6.20951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4.13296" calcext:value-type="float">
            <text:p>4.13296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1.56006" calcext:value-type="float">
            <text:p>1.56006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6.57798" calcext:value-type="float">
            <text:p>6.57798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2.15131" calcext:value-type="float">
            <text:p>2.15131</text:p>
          </table:table-cell>
          <table:table-cell table:style-name="ce1" office:value-type="float" office:value="5.991" calcext:value-type="float">
            <text:p>5.991</text:p>
          </table:table-cell>
          <table:table-cell table:number-columns-repeated="2"/>
        </table:table-row>
        <table:table-row table:style-name="ro1">
          <table:table-cell office:value-type="float" office:value="0.713253" calcext:value-type="float">
            <text:p>0.713253</text:p>
          </table:table-cell>
          <table:table-cell office:value-type="float" office:value="5.991" calcext:value-type="float">
            <text:p>5.9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34:50.675026889</meta:creation-date>
    <dc:date>2017-11-02T13:54:06.285468237</dc:date>
    <meta:editing-duration>PT19M13S</meta:editing-duration>
    <meta:editing-cycles>4</meta:editing-cycles>
    <meta:generator>LibreOffice/5.1.6.2$Linux_X86_64 LibreOffice_project/10m0$Build-2</meta:generator>
    <meta:document-statistic meta:table-count="1" meta:cell-count="9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6cm" svg:y="3.964cm" style:legend-expansion="high" chart:style-name="ch2"/>
        <chart:plot-area chart:style-name="ch3" table:cell-range-address="Sheet1.A2:Sheet1.B498" svg:x="0.32cm" svg:y="0.18cm" svg:width="12.496cm" svg:height="8.64cm">
          <chartooo:coordinate-region svg:x="0.956cm" svg:y="0.282cm" svg:width="11.8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98" chart:class="chart:line">
            <chart:data-point chart:repeated="497"/>
          </chart:series>
          <chart:series chart:style-name="ch7" chart:values-cell-range-address="Sheet1.B2:Sheet1.B498" chart:class="chart:line">
            <chart:data-point chart:repeated="4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0912">
                <text:p>0.730912</text:p>
                <draw:g>
                  <svg:desc>Sheet1.A2:Sheet1.A498</svg:desc>
                </draw:g>
              </table:table-cell>
              <table:table-cell office:value-type="float" office:value="5.991">
                <text:p>5.991</text:p>
                <draw:g>
                  <svg:desc>Sheet1.B2:Sheet1.B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275">
                <text:p>1.772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6796">
                <text:p>0.4367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3022">
                <text:p>5.330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5516">
                <text:p>0.3955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6943">
                <text:p>5.669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7198">
                <text:p>0.01971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027">
                <text:p>0.24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194">
                <text:p>1.03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9166">
                <text:p>1.49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6724">
                <text:p>2.367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0854">
                <text:p>3.808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2649">
                <text:p>0.2826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6408">
                <text:p>1.66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771">
                <text:p>11.47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601">
                <text:p>1.356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8335">
                <text:p>2.98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1878">
                <text:p>1.818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7861">
                <text:p>1.778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697">
                <text:p>3.67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9517">
                <text:p>3.39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9597">
                <text:p>0.309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8882">
                <text:p>0.2288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5355">
                <text:p>2.253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428">
                <text:p>2.454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1242">
                <text:p>5.212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3141">
                <text:p>0.5931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9095">
                <text:p>2.19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8709">
                <text:p>0.2787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2934">
                <text:p>6.729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254">
                <text:p>0.6432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9178">
                <text:p>6.791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9234">
                <text:p>0.6292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5161">
                <text:p>4.35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3918">
                <text:p>3.039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196">
                <text:p>4.91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6587">
                <text:p>1.165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6274">
                <text:p>3.362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47">
                <text:p>1.08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5936">
                <text:p>2.25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7774">
                <text:p>2.077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683">
                <text:p>0.6796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8927">
                <text:p>0.2689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4407">
                <text:p>1.544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786">
                <text:p>0.627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3206">
                <text:p>0.783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8786">
                <text:p>3.287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2095">
                <text:p>2.92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3151">
                <text:p>2.631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1936">
                <text:p>11.1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7165">
                <text:p>0.9171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6281">
                <text:p>0.1762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5065">
                <text:p>0.7250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632">
                <text:p>1.326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3032">
                <text:p>2.23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688">
                <text:p>3.56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644">
                <text:p>1.126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2028">
                <text:p>2.72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3425">
                <text:p>0.6234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5">
                <text:p>1.0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0309">
                <text:p>0.1903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3536">
                <text:p>1.635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5582">
                <text:p>0.4255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7302">
                <text:p>0.6473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9778">
                <text:p>0.5097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5452">
                <text:p>3.754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32118">
                <text:p>0.8321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728">
                <text:p>1.47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5351">
                <text:p>0.1553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9423">
                <text:p>2.794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036">
                <text:p>1.3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70895">
                <text:p>0.6708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3482">
                <text:p>0.9334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0125">
                <text:p>0.8801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7322">
                <text:p>0.9273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552">
                <text:p>0.275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0726">
                <text:p>1.407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962">
                <text:p>0.79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7857">
                <text:p>3.678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2714">
                <text:p>3.627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839">
                <text:p>1.78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6393">
                <text:p>0.2663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614">
                <text:p>1.306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6322">
                <text:p>2.163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6415">
                <text:p>3.164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2818">
                <text:p>0.4428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2343">
                <text:p>4.023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8588">
                <text:p>0.928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5099">
                <text:p>3.35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7234">
                <text:p>2.372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0675">
                <text:p>1.106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40277">
                <text:p>7.402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417">
                <text:p>1.194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4093">
                <text:p>2.940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2335">
                <text:p>2.22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0254">
                <text:p>4.902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05796">
                <text:p>0.0001057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6568">
                <text:p>10.65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4441">
                <text:p>4.744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0412">
                <text:p>3.704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1624">
                <text:p>1.116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8941">
                <text:p>3.289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314">
                <text:p>1.8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996">
                <text:p>2.069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2277">
                <text:p>0.9422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0018">
                <text:p>1.300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846">
                <text:p>1.38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36445">
                <text:p>0.8364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184">
                <text:p>0.421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8033">
                <text:p>1.380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38">
                <text:p>1.2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6674">
                <text:p>3.366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3357">
                <text:p>2.133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92164">
                <text:p>7.921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6802">
                <text:p>3.168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2967">
                <text:p>1.229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5952">
                <text:p>0.1059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711">
                <text:p>1.777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2009">
                <text:p>0.4420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7">
                <text:p>0.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8863">
                <text:p>0.3588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7858">
                <text:p>6.778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133">
                <text:p>2.11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1151">
                <text:p>5.911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9348">
                <text:p>3.793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6443">
                <text:p>2.364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54449">
                <text:p>0.9544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365">
                <text:p>2.003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782">
                <text:p>1.057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3352">
                <text:p>6.633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72163">
                <text:p>0.5721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3576">
                <text:p>1.735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5437">
                <text:p>0.254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8773">
                <text:p>3.08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0319">
                <text:p>2.703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26014">
                <text:p>3.260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09897">
                <text:p>0.809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0942">
                <text:p>10.09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30756">
                <text:p>0.7307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9006">
                <text:p>3.290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8611">
                <text:p>1.186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9574">
                <text:p>5.595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7728">
                <text:p>1.977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1498">
                <text:p>2.114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936">
                <text:p>0.61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0227">
                <text:p>1.20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0237">
                <text:p>0.6702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4352">
                <text:p>0.343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082">
                <text:p>1.470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1506">
                <text:p>2.415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349">
                <text:p>0.223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0402">
                <text:p>1.804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7566">
                <text:p>2.17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1993">
                <text:p>2.51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1532">
                <text:p>0.1215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2028">
                <text:p>0.982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6746">
                <text:p>1.967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9268">
                <text:p>1.092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8024">
                <text:p>0.688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701">
                <text:p>4.17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07459">
                <text:p>0.5074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6697">
                <text:p>5.46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6338">
                <text:p>3.56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64">
                <text:p>1.01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999">
                <text:p>1.4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3227">
                <text:p>2.13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2033">
                <text:p>0.6020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9484">
                <text:p>1.394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5828">
                <text:p>3.058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7415">
                <text:p>4.274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627">
                <text:p>3.06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42982">
                <text:p>0.06429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3388">
                <text:p>0.1533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7706">
                <text:p>3.377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834">
                <text:p>3.18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62699">
                <text:p>0.262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2846">
                <text:p>0.4028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01559">
                <text:p>0.6015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1532">
                <text:p>0.1915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903">
                <text:p>2.99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97368">
                <text:p>0.497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6987">
                <text:p>1.669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4946">
                <text:p>1.949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1238">
                <text:p>1.812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00841">
                <text:p>2.008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7488">
                <text:p>4.674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97518">
                <text:p>0.6975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8911">
                <text:p>1.589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8277">
                <text:p>1.082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6095">
                <text:p>1.16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7472">
                <text:p>1.574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106">
                <text:p>7.341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74113">
                <text:p>2.741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49584">
                <text:p>3.49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0901">
                <text:p>1.209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6979">
                <text:p>2.16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3669">
                <text:p>6.236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2978">
                <text:p>2.729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54365">
                <text:p>0.02543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1194">
                <text:p>2.31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7231">
                <text:p>0.517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7985">
                <text:p>4.79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1952">
                <text:p>2.219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814">
                <text:p>0.818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8816">
                <text:p>1.788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052">
                <text:p>2.060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79678">
                <text:p>0.6796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2019">
                <text:p>1.020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6543">
                <text:p>2.065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9362">
                <text:p>2.593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922">
                <text:p>0.519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8436">
                <text:p>1.784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4026">
                <text:p>0.7240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6476">
                <text:p>2.364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4879">
                <text:p>4.248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768">
                <text:p>0.64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5526">
                <text:p>1.05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0768">
                <text:p>1.40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3451">
                <text:p>3.834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6597">
                <text:p>3.06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5023">
                <text:p>0.3450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2695">
                <text:p>3.526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5981">
                <text:p>0.4759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6763">
                <text:p>2.767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58922">
                <text:p>4.589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4387">
                <text:p>2.443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7839">
                <text:p>2.78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4044">
                <text:p>1.34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0552">
                <text:p>0.9905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5915">
                <text:p>1.159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13576">
                <text:p>2.135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09312">
                <text:p>0.6093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079">
                <text:p>0.8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51597">
                <text:p>2.51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5494">
                <text:p>3.854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0926">
                <text:p>2.009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38809">
                <text:p>0.1388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7894">
                <text:p>2.78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3266">
                <text:p>0.8532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45085">
                <text:p>5.450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21447">
                <text:p>0.821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65867">
                <text:p>5.658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0234">
                <text:p>0.402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2998">
                <text:p>1.629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22506">
                <text:p>2.225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39216">
                <text:p>3.392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938">
                <text:p>0.14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3517">
                <text:p>4.03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8577">
                <text:p>1.98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1273">
                <text:p>2.41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76957">
                <text:p>0.776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77946">
                <text:p>0.1779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446">
                <text:p>2.24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6727">
                <text:p>2.267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33025">
                <text:p>2.330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6794">
                <text:p>1.267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0107">
                <text:p>0.8101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2404">
                <text:p>4.224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888953">
                <text:p>0.008889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51857">
                <text:p>0.8518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113">
                <text:p>1.21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6732">
                <text:p>0.1667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9206">
                <text:p>0.539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8872">
                <text:p>4.188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6182">
                <text:p>1.261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7413">
                <text:p>0.4574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26641">
                <text:p>5.266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8751">
                <text:p>1.187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80249">
                <text:p>3.802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0945">
                <text:p>5.309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2094">
                <text:p>1.520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77897">
                <text:p>5.77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1828">
                <text:p>1.518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55562">
                <text:p>3.55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35941">
                <text:p>2.359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70697">
                <text:p>5.70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7589">
                <text:p>1.575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211">
                <text:p>2.772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5606">
                <text:p>1.156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8723">
                <text:p>3.587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51058">
                <text:p>0.3510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43941">
                <text:p>3.439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34747">
                <text:p>0.6347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9563">
                <text:p>1.195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12732">
                <text:p>2.127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51686">
                <text:p>0.351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3777">
                <text:p>1.537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3467">
                <text:p>4.3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1056">
                <text:p>5.10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10517">
                <text:p>0.510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05826">
                <text:p>0.5058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2683">
                <text:p>0.3826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6923">
                <text:p>1.169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22556">
                <text:p>2.225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58434">
                <text:p>0.258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27434">
                <text:p>3.27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89689">
                <text:p>1.896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57716">
                <text:p>0.2577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81476">
                <text:p>0.06814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28756">
                <text:p>5.287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2873">
                <text:p>3.928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0001">
                <text:p>1.20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08844">
                <text:p>0.7088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27961">
                <text:p>7.279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47575">
                <text:p>0.7475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65458">
                <text:p>0.8654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2526">
                <text:p>3.82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78339">
                <text:p>1.78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60189">
                <text:p>3.601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8026">
                <text:p>1.380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592">
                <text:p>3.05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2559">
                <text:p>1.725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84631">
                <text:p>2.846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5844">
                <text:p>1.258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14668">
                <text:p>0.614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6015">
                <text:p>2.960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65743">
                <text:p>1.657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1932">
                <text:p>1.519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58671">
                <text:p>4.58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81056">
                <text:p>2.810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382">
                <text:p>1.83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54099">
                <text:p>3.54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6452">
                <text:p>0.9764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85597">
                <text:p>2.85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69974">
                <text:p>0.6699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63148">
                <text:p>0.363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06552">
                <text:p>2.065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47539">
                <text:p>4.475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22356">
                <text:p>5.223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6282">
                <text:p>2.062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08389">
                <text:p>2.083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14329">
                <text:p>2.143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6386">
                <text:p>0.563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93564">
                <text:p>4.935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68188">
                <text:p>1.681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88074">
                <text:p>7.880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92249">
                <text:p>0.4922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66854">
                <text:p>1.668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3192">
                <text:p>0.23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16985">
                <text:p>0.6169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6485">
                <text:p>1.964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7914">
                <text:p>1.779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80556">
                <text:p>0.2805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90371">
                <text:p>3.903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3113">
                <text:p>3.131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5658">
                <text:p>1.15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7647">
                <text:p>1.476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8907">
                <text:p>4.989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9334">
                <text:p>13.9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3855">
                <text:p>1.638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53023">
                <text:p>0.7530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55419">
                <text:p>2.554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7502">
                <text:p>1.075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7738">
                <text:p>1.977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29938">
                <text:p>1.29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10068">
                <text:p>6.100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64801">
                <text:p>0.03648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18613">
                <text:p>2.186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0515">
                <text:p>1.50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80101">
                <text:p>0.7801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71161">
                <text:p>6.71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334">
                <text:p>3.6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37087">
                <text:p>2.370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9753">
                <text:p>1.597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8977">
                <text:p>0.689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63012">
                <text:p>0.8630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1966">
                <text:p>2.019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01009">
                <text:p>2.010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947">
                <text:p>3.29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52548">
                <text:p>3.525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17029">
                <text:p>5.170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09276">
                <text:p>0.3092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85093">
                <text:p>2.850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86097">
                <text:p>1.86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91837">
                <text:p>0.291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0724">
                <text:p>1.307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22999">
                <text:p>0.622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698">
                <text:p>6.3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46646">
                <text:p>0.5466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32903">
                <text:p>0.2329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99561">
                <text:p>0.4995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0697">
                <text:p>11.0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73124">
                <text:p>1.731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6489">
                <text:p>3.564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30795">
                <text:p>4.307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9682">
                <text:p>0.5496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3647">
                <text:p>1.536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1852">
                <text:p>1.418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66672">
                <text:p>5.666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2156">
                <text:p>1.021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0519">
                <text:p>0.9705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05129">
                <text:p>2.051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23873">
                <text:p>1.238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61974">
                <text:p>1.619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77566">
                <text:p>0.00177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09374">
                <text:p>5.093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8827">
                <text:p>0.6988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30204">
                <text:p>2.302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5085">
                <text:p>2.650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7567">
                <text:p>2.75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3551">
                <text:p>1.335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83731">
                <text:p>1.837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63997">
                <text:p>2.639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01331">
                <text:p>7.013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22135">
                <text:p>0.2221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67407">
                <text:p>8.674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42422">
                <text:p>0.542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20456">
                <text:p>0.2204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6782">
                <text:p>0.8167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42977">
                <text:p>0.8429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74282">
                <text:p>0.1742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78509">
                <text:p>2.785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46327">
                <text:p>1.463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14548">
                <text:p>2.145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92097">
                <text:p>0.292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3046">
                <text:p>1.13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73771">
                <text:p>3.737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77994">
                <text:p>0.577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09336">
                <text:p>2.09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92686">
                <text:p>8.92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11007">
                <text:p>0.4110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30464">
                <text:p>2.304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78435">
                <text:p>0.9784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00537">
                <text:p>0.900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1883">
                <text:p>1.218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20652">
                <text:p>3.206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03421">
                <text:p>0.06034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54764">
                <text:p>4.547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93989">
                <text:p>0.05939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6912">
                <text:p>1.69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1363">
                <text:p>4.513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52524">
                <text:p>5.525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163">
                <text:p>0.9951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9262">
                <text:p>1.492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0375">
                <text:p>0.320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33824">
                <text:p>2.338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2854">
                <text:p>2.128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8384">
                <text:p>5.83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26193">
                <text:p>0.06261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68278">
                <text:p>1.682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36122">
                <text:p>4.36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03967">
                <text:p>6.039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23607">
                <text:p>3.236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9623">
                <text:p>4.596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45992">
                <text:p>1.459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87155">
                <text:p>1.871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38568">
                <text:p>0.5385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6918">
                <text:p>1.269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9813">
                <text:p>0.4498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69117">
                <text:p>4.691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18193">
                <text:p>6.181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63715">
                <text:p>1.637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28999">
                <text:p>0.828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37416">
                <text:p>5.374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5962">
                <text:p>2.959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04187">
                <text:p>3.041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33074">
                <text:p>0.7330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5999">
                <text:p>0.405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46898">
                <text:p>0.8468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97444">
                <text:p>0.0297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9233">
                <text:p>1.19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43698">
                <text:p>0.443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2143">
                <text:p>1.221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68267">
                <text:p>0.268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03237">
                <text:p>2.032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1447">
                <text:p>7.71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4511">
                <text:p>0.1945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43163">
                <text:p>6.431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5264">
                <text:p>2.15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41413">
                <text:p>0.5414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2801">
                <text:p>7.828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03026">
                <text:p>2.030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13937">
                <text:p>0.5139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32384">
                <text:p>0.2323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13752">
                <text:p>4.137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4871">
                <text:p>1.44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1448">
                <text:p>1.714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10225">
                <text:p>0.6102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24598">
                <text:p>2.24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74005">
                <text:p>2.740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87571">
                <text:p>0.6875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97524">
                <text:p>8.975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69988">
                <text:p>2.699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46607">
                <text:p>0.2466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03015">
                <text:p>1.030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51742">
                <text:p>6.517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18709">
                <text:p>2.187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80117">
                <text:p>3.801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29736">
                <text:p>0.8297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4933">
                <text:p>2.4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1484">
                <text:p>1.214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20951">
                <text:p>6.209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13296">
                <text:p>4.13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6006">
                <text:p>1.560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57798">
                <text:p>6.577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15131">
                <text:p>2.151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13253">
                <text:p>0.713253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